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0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5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[.B3]+[.C3]" office:value-type="float" office:value="0" calcext:value-type="float">
            <text:p>0</text:p>
          </table:table-cell>
          <table:table-cell table:style-name="ce42" table:formula="of:=[.D3]/[.$D$12]" office:value-type="percentage" office:value="0" calcext:value-type="percentage">
            <text:p>0,0%</text:p>
          </table:table-cell>
          <table:table-cell table:style-name="ce46" table:formula="of:=[.E3]" office:value-type="percentage" office:value="0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3" calcext:value-type="float">
            <text:p>23</text:p>
          </table:table-cell>
          <table:table-cell table:style-name="ce29" office:value-type="float" office:value="20" calcext:value-type="float">
            <text:p>20</text:p>
          </table:table-cell>
          <table:table-cell table:style-name="ce35" table:formula="of:=[.B4]+[.C4]" office:value-type="float" office:value="43" calcext:value-type="float">
            <text:p>43</text:p>
          </table:table-cell>
          <table:table-cell table:style-name="ce42" table:formula="of:=[.D4]/[.$D$12]" office:value-type="percentage" office:value="0.118457300275482" calcext:value-type="percentage">
            <text:p>11,8%</text:p>
          </table:table-cell>
          <table:table-cell table:style-name="ce47" table:formula="of:=[.F3]+[.E4]" office:value-type="percentage" office:value="0.118457300275482" calcext:value-type="percentage">
            <text:p>1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24" calcext:value-type="float">
            <text:p>24</text:p>
          </table:table-cell>
          <table:table-cell table:style-name="ce29" office:value-type="float" office:value="23" calcext:value-type="float">
            <text:p>23</text:p>
          </table:table-cell>
          <table:table-cell table:style-name="ce35" table:formula="of:=[.B5]+[.C5]" office:value-type="float" office:value="47" calcext:value-type="float">
            <text:p>47</text:p>
          </table:table-cell>
          <table:table-cell table:style-name="ce42" table:formula="of:=[.D5]/[.$D$12]" office:value-type="percentage" office:value="0.129476584022039" calcext:value-type="percentage">
            <text:p>12,9%</text:p>
          </table:table-cell>
          <table:table-cell table:style-name="ce46" table:formula="of:=[.F4]+[.E5]" office:value-type="percentage" office:value="0.247933884297521" calcext:value-type="percentage">
            <text:p>2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29" calcext:value-type="float">
            <text:p>29</text:p>
          </table:table-cell>
          <table:table-cell table:style-name="ce35" table:formula="of:=[.B6]+[.C6]" office:value-type="float" office:value="51" calcext:value-type="float">
            <text:p>51</text:p>
          </table:table-cell>
          <table:table-cell table:style-name="ce42" table:formula="of:=[.D6]/[.$D$12]" office:value-type="percentage" office:value="0.140495867768595" calcext:value-type="percentage">
            <text:p>14,0%</text:p>
          </table:table-cell>
          <table:table-cell table:style-name="ce48" table:formula="of:=[.F5]+[.E6]" office:value-type="percentage" office:value="0.388429752066116" calcext:value-type="percentage">
            <text:p>3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6" calcext:value-type="float">
            <text:p>26</text:p>
          </table:table-cell>
          <table:table-cell table:style-name="ce29" office:value-type="float" office:value="26" calcext:value-type="float">
            <text:p>26</text:p>
          </table:table-cell>
          <table:table-cell table:style-name="ce35" table:formula="of:=[.B7]+[.C7]" office:value-type="float" office:value="52" calcext:value-type="float">
            <text:p>52</text:p>
          </table:table-cell>
          <table:table-cell table:style-name="ce42" table:formula="of:=[.D7]/[.$D$12]" office:value-type="percentage" office:value="0.143250688705234" calcext:value-type="percentage">
            <text:p>14,3%</text:p>
          </table:table-cell>
          <table:table-cell table:style-name="ce48" table:formula="of:=[.F6]+[.E7]" office:value-type="percentage" office:value="0.53168044077135" calcext:value-type="percentage">
            <text:p>5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8" calcext:value-type="float">
            <text:p>28</text:p>
          </table:table-cell>
          <table:table-cell table:style-name="ce29" office:value-type="float" office:value="36" calcext:value-type="float">
            <text:p>36</text:p>
          </table:table-cell>
          <table:table-cell table:style-name="ce35" table:formula="of:=[.B8]+[.C8]" office:value-type="float" office:value="64" calcext:value-type="float">
            <text:p>64</text:p>
          </table:table-cell>
          <table:table-cell table:style-name="ce42" table:formula="of:=[.D8]/[.$D$12]" office:value-type="percentage" office:value="0.176308539944904" calcext:value-type="percentage">
            <text:p>17,6%</text:p>
          </table:table-cell>
          <table:table-cell table:style-name="ce46" table:formula="of:=[.F7]+[.E8]" office:value-type="percentage" office:value="0.707988980716254" calcext:value-type="percentage">
            <text:p>7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20" calcext:value-type="float">
            <text:p>20</text:p>
          </table:table-cell>
          <table:table-cell table:style-name="ce35" table:formula="of:=[.B9]+[.C9]" office:value-type="float" office:value="33" calcext:value-type="float">
            <text:p>33</text:p>
          </table:table-cell>
          <table:table-cell table:style-name="ce42" table:formula="of:=[.D9]/[.$D$12]" office:value-type="percentage" office:value="0.0909090909090909" calcext:value-type="percentage">
            <text:p>9,1%</text:p>
          </table:table-cell>
          <table:table-cell table:style-name="ce46" table:formula="of:=[.F8]+[.E9]" office:value-type="percentage" office:value="0.798898071625344" calcext:value-type="percentage">
            <text:p>8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7" calcext:value-type="float">
            <text:p>17</text:p>
          </table:table-cell>
          <table:table-cell table:style-name="ce29" office:value-type="float" office:value="11" calcext:value-type="float">
            <text:p>11</text:p>
          </table:table-cell>
          <table:table-cell table:style-name="ce35" table:formula="of:=[.B10]+[.C10]" office:value-type="float" office:value="28" calcext:value-type="float">
            <text:p>28</text:p>
          </table:table-cell>
          <table:table-cell table:style-name="ce42" table:formula="of:=[.D10]/[.$D$12]" office:value-type="percentage" office:value="0.0771349862258953" calcext:value-type="percentage">
            <text:p>7,7%</text:p>
          </table:table-cell>
          <table:table-cell table:style-name="ce46" table:formula="of:=[.F9]+[.E10]" office:value-type="percentage" office:value="0.87603305785124" calcext:value-type="percentage">
            <text:p>8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[.B11]+[.C11]" office:value-type="float" office:value="45" calcext:value-type="float">
            <text:p>45</text:p>
          </table:table-cell>
          <table:table-cell table:style-name="ce43" table:formula="of:=[.D11]/[.$D$12]" office:value-type="percentage" office:value="0.12396694214876" calcext:value-type="percentage">
            <text:p>12,4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66" calcext:value-type="float">
            <text:p>166</text:p>
          </table:table-cell>
          <table:table-cell table:style-name="ce20" table:formula="of:=SUM([.C3:.C11])" office:value-type="float" office:value="197" calcext:value-type="float">
            <text:p>197</text:p>
          </table:table-cell>
          <table:table-cell table:style-name="ce36" table:formula="of:=SUM([.D3:.D11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57300275482094" calcext:value-type="percentage">
            <text:p>46 %</text:p>
          </table:table-cell>
          <table:table-cell table:style-name="ce21" table:formula="of:=[.C12]/[.D12]" office:value-type="percentage" office:value="0.542699724517907" calcext:value-type="percentage">
            <text:p>54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4 casos confirmado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90" calcext:value-type="float">
            <text:p>290</text:p>
          </table:table-cell>
          <table:table-cell table:style-name="ce38" office:value-type="float" office:value="4" calcext:value-type="float">
            <text:p>4</text:p>
          </table:table-cell>
          <table:table-cell table:style-name="ce23" table:formula="of:=SUM([.A18:.D18])" office:value-type="float" office:value="368" calcext:value-type="float">
            <text:p>368</text:p>
          </table:table-cell>
          <table:table-cell/>
          <table:table-cell table:style-name="ce60" office:value-type="percentage" office:value="0.039" calcext:value-type="percentage" table:number-columns-spanned="3" table:number-rows-spanned="1">
            <text:p>3,90 %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119565217391304" calcext:value-type="percentage">
            <text:p>12,0%</text:p>
          </table:table-cell>
          <table:table-cell table:style-name="ce9" table:formula="of:=[.B18]/[.$E$18]" office:value-type="percentage" office:value="0.0815217391304348" calcext:value-type="percentage">
            <text:p>8,2%</text:p>
          </table:table-cell>
          <table:table-cell table:style-name="ce9" table:formula="of:=[.C18]/[.$E$18]" office:value-type="percentage" office:value="0.788043478260869" calcext:value-type="percentage">
            <text:p>78,8%</text:p>
          </table:table-cell>
          <table:table-cell table:style-name="ce9" table:formula="of:=[.D18]/[.$E$18]" office:value-type="percentage" office:value="0.0108695652173913" calcext:value-type="percentage">
            <text:p>1,1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8 casos confirmados no ha sido posible identificar la existencia o no de sintomatología</text:p>
          </table:table-cell>
          <table:table-cell table:number-columns-repeated="5"/>
          <table:table-cell table:style-name="ce61" office:value-type="float" office:value="10.9" calcext:value-type="float" table:number-columns-spanned="3" table:number-rows-spanned="1">
            <text:p>10,90</text:p>
          </table:table-cell>
          <table:covered-table-cell table:style-name="ce71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94" calcext:value-type="float">
            <text:p>194</text:p>
          </table:table-cell>
          <table:table-cell table:style-name="ce30" table:formula="of:=[.B22]/[.E18]" office:value-type="percentage" office:value="0.527173913043478" calcext:value-type="percentage">
            <text:p>53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66" calcext:value-type="float">
            <text:p>166</text:p>
          </table:table-cell>
          <table:table-cell table:style-name="ce31" table:formula="of:=[.B23]/[.E18]" office:value-type="percentage" office:value="0.451086956521739" calcext:value-type="percentage">
            <text:p>45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27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27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Miralbueno-Garrapinillos</text:p>
          </table:table-cell>
          <table:table-cell table:style-name="ce24" office:value-type="float" office:value="21" calcext:value-type="float">
            <text:p>21</text:p>
          </table:table-cell>
          <table:table-cell table:style-name="ce32" table:formula="of:=[.B28]/[.$B$102]" office:value-type="percentage" office:value="0.0570652173913043" calcext:value-type="percentage">
            <text:p>5,71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2" office:value-type="float" office:value="16" calcext:value-type="float">
            <text:p>16</text:p>
          </table:table-cell>
          <table:table-cell table:style-name="ce72" table:formula="of:=[.G28]/[.G$37]" office:value-type="percentage" office:value="0.0434782608695652" calcext:value-type="percentage">
            <text:p>4,35 %</text:p>
          </table:table-cell>
          <table:table-cell table:style-name="ce82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29]/[.$B$102]" office:value-type="percentage" office:value="0.0516304347826087" calcext:value-type="percentage">
            <text:p>5,16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3" office:value-type="float" office:value="11" calcext:value-type="float">
            <text:p>11</text:p>
          </table:table-cell>
          <table:table-cell table:style-name="ce73" table:formula="of:=[.G29]/[.G$37]" office:value-type="percentage" office:value="0.0298913043478261" calcext:value-type="percentage">
            <text:p>2,99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30]/[.$B$102]" office:value-type="percentage" office:value="0.0407608695652174" calcext:value-type="percentage">
            <text:p>4,08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3" office:value-type="float" office:value="3" calcext:value-type="float">
            <text:p>3</text:p>
          </table:table-cell>
          <table:table-cell table:style-name="ce73" table:formula="of:=[.G30]/[.G$37]" office:value-type="percentage" office:value="0.00815217391304348" calcext:value-type="percentage">
            <text:p>0,82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1]/[.$B$102]" office:value-type="percentage" office:value="0.0353260869565217" calcext:value-type="percentage">
            <text:p>3,53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3" office:value-type="float" office:value="27" calcext:value-type="float">
            <text:p>27</text:p>
          </table:table-cell>
          <table:table-cell table:style-name="ce73" table:formula="of:=[.G31]/[.G$37]" office:value-type="percentage" office:value="0.0733695652173913" calcext:value-type="percentage">
            <text:p>7,34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2]/[.$B$102]" office:value-type="percentage" office:value="0.0353260869565217" calcext:value-type="percentage">
            <text:p>3,53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3" office:value-type="float" office:value="20" calcext:value-type="float">
            <text:p>20</text:p>
          </table:table-cell>
          <table:table-cell table:style-name="ce73" table:formula="of:=[.G32]/[.G$37]" office:value-type="percentage" office:value="0.0543478260869565" calcext:value-type="percentage">
            <text:p>5,43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Santa Isabel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3]/[.$B$102]" office:value-type="percentage" office:value="0.0353260869565217" calcext:value-type="percentage">
            <text:p>3,53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4" office:value-type="float" office:value="58" calcext:value-type="float">
            <text:p>58</text:p>
          </table:table-cell>
          <table:table-cell table:style-name="ce74" table:formula="of:=[.G33]/[.G$37]" office:value-type="percentage" office:value="0.157608695652174" calcext:value-type="percentage">
            <text:p>15,76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4]/[.$B$102]" office:value-type="percentage" office:value="0.0326086956521739" calcext:value-type="percentage">
            <text:p>3,26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5" office:value-type="float" office:value="66" calcext:value-type="float">
            <text:p>66</text:p>
          </table:table-cell>
          <table:table-cell table:style-name="ce75" table:formula="of:=[.G34]/[.G$37]" office:value-type="percentage" office:value="0.179347826086957" calcext:value-type="percentage">
            <text:p>17,93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Univérsitas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5]/[.$B$102]" office:value-type="percentage" office:value="0.0298913043478261" calcext:value-type="percentage">
            <text:p>2,99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6" office:value-type="float" office:value="140" calcext:value-type="float">
            <text:p>140</text:p>
          </table:table-cell>
          <table:table-cell table:style-name="ce76" table:formula="of:=[.G35]/[.G$37]" office:value-type="percentage" office:value="0.380434782608696" calcext:value-type="percentage">
            <text:p>38,04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6]/[.$B$102]" office:value-type="percentage" office:value="0.0298913043478261" calcext:value-type="percentage">
            <text:p>2,99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7" office:value-type="float" office:value="27" calcext:value-type="float">
            <text:p>27</text:p>
          </table:table-cell>
          <table:table-cell table:style-name="ce77" table:formula="of:=[.G36]/[.G$37]" office:value-type="percentage" office:value="0.0733695652173913" calcext:value-type="percentage">
            <text:p>7,34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María De Huerva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7]/[.$B$102]" office:value-type="percentage" office:value="0.0271739130434783" calcext:value-type="percentage">
            <text:p>2,72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8" table:formula="of:=SUM([.G28:.G36])" office:value-type="float" office:value="368" calcext:value-type="float">
            <text:p>368</text:p>
          </table:table-cell>
          <table:table-cell table:style-name="ce78"/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8]/[.$B$102]" office:value-type="percentage" office:value="0.0271739130434783" calcext:value-type="percentage">
            <text:p>2,72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9]/[.$B$102]" office:value-type="percentage" office:value="0.0244565217391304" calcext:value-type="percentage">
            <text:p>2,45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0]/[.$B$102]" office:value-type="percentage" office:value="0.0244565217391304" calcext:value-type="percentage">
            <text:p>2,45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1]/[.$B$102]" office:value-type="percentage" office:value="0.0217391304347826" calcext:value-type="percentage">
            <text:p>2,17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spanned="3" table:number-rows-spanned="1"/>
          <table:covered-table-cell table:number-columns-repeated="2" table:style-name="ce58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2]/[.$B$102]" office:value-type="percentage" office:value="0.0190217391304348" calcext:value-type="percentage">
            <text:p>1,90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3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3]/[.$B$102]" office:value-type="percentage" office:value="0.016304347826087" calcext:value-type="percentage">
            <text:p>1,63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4]/[.$B$102]" office:value-type="percentage" office:value="0.016304347826087" calcext:value-type="percentage">
            <text:p>1,63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5]/[.$B$102]" office:value-type="percentage" office:value="0.016304347826087" calcext:value-type="percentage">
            <text:p>1,63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6]/[.$B$102]" office:value-type="percentage" office:value="0.0135869565217391" calcext:value-type="percentage">
            <text:p>1,36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7]/[.$B$102]" office:value-type="percentage" office:value="0.0135869565217391" calcext:value-type="percentage">
            <text:p>1,36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8]/[.$B$102]" office:value-type="percentage" office:value="0.0135869565217391" calcext:value-type="percentage">
            <text:p>1,36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9]/[.$B$102]" office:value-type="percentage" office:value="0.0135869565217391" calcext:value-type="percentage">
            <text:p>1,36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0]/[.$B$102]" office:value-type="percentage" office:value="0.0135869565217391" calcext:value-type="percentage">
            <text:p>1,36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1]/[.$B$102]" office:value-type="percentage" office:value="0.0135869565217391" calcext:value-type="percentage">
            <text:p>1,36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2]/[.$B$102]" office:value-type="percentage" office:value="0.0135869565217391" calcext:value-type="percentage">
            <text:p>1,36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3]/[.$B$102]" office:value-type="percentage" office:value="0.0135869565217391" calcext:value-type="percentage">
            <text:p>1,36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4]/[.$B$102]" office:value-type="percentage" office:value="0.0135869565217391" calcext:value-type="percentage">
            <text:p>1,36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5]/[.$B$102]" office:value-type="percentage" office:value="0.0108695652173913" calcext:value-type="percentage">
            <text:p>1,09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6]/[.$B$102]" office:value-type="percentage" office:value="0.0108695652173913" calcext:value-type="percentage">
            <text:p>1,09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7]/[.$B$102]" office:value-type="percentage" office:value="0.0108695652173913" calcext:value-type="percentage">
            <text:p>1,09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8]/[.$B$102]" office:value-type="percentage" office:value="0.0108695652173913" calcext:value-type="percentage">
            <text:p>1,09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Eulalia del Camp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9]/[.$B$102]" office:value-type="percentage" office:value="0.0108695652173913" calcext:value-type="percentage">
            <text:p>1,09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0]/[.$B$102]" office:value-type="percentage" office:value="0.0108695652173913" calcext:value-type="percentage">
            <text:p>1,09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1]/[.$B$102]" office:value-type="percentage" office:value="0.0108695652173913" calcext:value-type="percentage">
            <text:p>1,09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2]/[.$B$102]" office:value-type="percentage" office:value="0.00815217391304348" calcext:value-type="percentage">
            <text:p>0,82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3]/[.$B$102]" office:value-type="percentage" office:value="0.00815217391304348" calcext:value-type="percentage">
            <text:p>0,82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ntaviej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4]/[.$B$102]" office:value-type="percentage" office:value="0.00815217391304348" calcext:value-type="percentage">
            <text:p>0,82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5]/[.$B$102]" office:value-type="percentage" office:value="0.00815217391304348" calcext:value-type="percentage">
            <text:p>0,82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ell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6]/[.$B$102]" office:value-type="percentage" office:value="0.00815217391304348" calcext:value-type="percentage">
            <text:p>0,82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7]/[.$B$102]" office:value-type="percentage" office:value="0.00815217391304348" calcext:value-type="percentage">
            <text:p>0,82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ádab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8]/[.$B$102]" office:value-type="percentage" office:value="0.00815217391304348" calcext:value-type="percentage">
            <text:p>0,82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9]/[.$B$102]" office:value-type="percentage" office:value="0.00815217391304348" calcext:value-type="percentage">
            <text:p>0,82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0]/[.$B$102]" office:value-type="percentage" office:value="0.00815217391304348" calcext:value-type="percentage">
            <text:p>0,82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1]/[.$B$102]" office:value-type="percentage" office:value="0.00815217391304348" calcext:value-type="percentage">
            <text:p>0,82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2]/[.$B$102]" office:value-type="percentage" office:value="0.00543478260869565" calcext:value-type="percentage">
            <text:p>0,54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3]/[.$B$102]" office:value-type="percentage" office:value="0.00543478260869565" calcext:value-type="percentage">
            <text:p>0,54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102]" office:value-type="percentage" office:value="0.00543478260869565" calcext:value-type="percentage">
            <text:p>0,54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102]" office:value-type="percentage" office:value="0.00543478260869565" calcext:value-type="percentage">
            <text:p>0,54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ta de Jaló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6]/[.$B$102]" office:value-type="percentage" office:value="0.00543478260869565" calcext:value-type="percentage">
            <text:p>0,54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7]/[.$B$102]" office:value-type="percentage" office:value="0.00543478260869565" calcext:value-type="percentage">
            <text:p>0,54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8]/[.$B$102]" office:value-type="percentage" office:value="0.00543478260869565" calcext:value-type="percentage">
            <text:p>0,54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9]/[.$B$102]" office:value-type="percentage" office:value="0.00543478260869565" calcext:value-type="percentage">
            <text:p>0,54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0]/[.$B$102]" office:value-type="percentage" office:value="0.00543478260869565" calcext:value-type="percentage">
            <text:p>0,54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1]/[.$B$102]" office:value-type="percentage" office:value="0.00543478260869565" calcext:value-type="percentage">
            <text:p>0,54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bieg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102]" office:value-type="percentage" office:value="0.00271739130434783" calcext:value-type="percentage">
            <text:p>0,27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102]" office:value-type="percentage" office:value="0.00271739130434783" calcext:value-type="percentage">
            <text:p>0,27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102]" office:value-type="percentage" office:value="0.00271739130434783" calcext:value-type="percentage">
            <text:p>0,27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102]" office:value-type="percentage" office:value="0.00271739130434783" calcext:value-type="percentage">
            <text:p>0,27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102]" office:value-type="percentage" office:value="0.00271739130434783" calcext:value-type="percentage">
            <text:p>0,27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102]" office:value-type="percentage" office:value="0.00271739130434783" calcext:value-type="percentage">
            <text:p>0,27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102]" office:value-type="percentage" office:value="0.00271739130434783" calcext:value-type="percentage">
            <text:p>0,27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102]" office:value-type="percentage" office:value="0.00271739130434783" calcext:value-type="percentage">
            <text:p>0,27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rera de los Navarr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102]" office:value-type="percentage" office:value="0.00271739130434783" calcext:value-type="percentage">
            <text:p>0,27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102]" office:value-type="percentage" office:value="0.00271739130434783" calcext:value-type="percentage">
            <text:p>0,27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102]" office:value-type="percentage" office:value="0.00271739130434783" calcext:value-type="percentage">
            <text:p>0,27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102]" office:value-type="percentage" office:value="0.00271739130434783" calcext:value-type="percentage">
            <text:p>0,27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102]" office:value-type="percentage" office:value="0.00271739130434783" calcext:value-type="percentage">
            <text:p>0,27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2]" office:value-type="percentage" office:value="0.00271739130434783" calcext:value-type="percentage">
            <text:p>0,27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2]" office:value-type="percentage" office:value="0.00271739130434783" calcext:value-type="percentage">
            <text:p>0,27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- <text:s/>La Pa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2]" office:value-type="percentage" office:value="0.00271739130434783" calcext:value-type="percentage">
            <text:p>0,27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2]" office:value-type="percentage" office:value="0.00271739130434783" calcext:value-type="percentage">
            <text:p>0,27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rroya de la Sier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02]" office:value-type="percentage" office:value="0.00271739130434783" calcext:value-type="percentage">
            <text:p>0,27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02]" office:value-type="percentage" office:value="0.00271739130434783" calcext:value-type="percentage">
            <text:p>0,27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27" calcext:value-type="float">
            <text:p>27</text:p>
          </table:table-cell>
          <table:table-cell table:style-name="ce33" table:formula="of:=[.B101]/[.$B$102]" office:value-type="percentage" office:value="0.0733695652173913" calcext:value-type="percentage">
            <text:p>7,34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101])" office:value-type="float" office:value="368" calcext:value-type="float">
            <text:p>368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73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01'.$A$1" table:cell-range-address="$'20201001'.$A$27:.$D$81"/>
        </table:named-expressions>
      </table:table>
      <table:named-expressions/>
      <table:database-ranges>
        <table:database-range table:name="__Anonymous_Sheet_DB__0" table:target-range-address="'20201001'.A27:'20201001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01" style:display-name="PageStyle_202010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02T16:41:26</dc:date>
    <meta:generator>LibreOffice/6.0.7.3$Linux_X86_64 LibreOffice_project/00m0$Build-3</meta:generator>
    <meta:document-statistic meta:table-count="1" meta:cell-count="428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